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officeooo:rsid="001b17e0" officeooo:paragraph-rsid="001b17e0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in" fo:margin-bottom="0.1965in" style:contextual-spacing="false"/>
    </style:style>
    <style:style style:name="P7" style:family="paragraph" style:parent-style-name="Standard">
      <style:text-properties officeooo:rsid="001b17e0" officeooo:paragraph-rsid="001b17e0"/>
    </style:style>
    <style:style style:name="P8" style:family="paragraph" style:parent-style-name="Standard">
      <style:paragraph-properties fo:text-align="center" style:justify-single-word="false"/>
      <style:text-properties officeooo:rsid="001b17e0" officeooo:paragraph-rsid="001b17e0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1b17e0" officeooo:paragraph-rsid="001b17e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1b17e0" officeooo:paragraph-rsid="001b17e0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>
      <style:paragraph-properties fo:text-align="center" style:justify-single-word="false"/>
      <style:text-properties officeooo:rsid="001b17e0" officeooo:paragraph-rsid="001b17e0"/>
    </style:style>
    <style:style style:name="T1" style:family="text">
      <style:text-properties officeooo:rsid="001b17e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9">Scraper and Video Summariz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epared by</text:p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Joseph <text:span text:style-name="T1">A</text:span>shra<text:span text:style-name="T1">f</text:span> <text:span text:style-name="T1">A</text:span>nwar Nasr</text:p>
          </table:table-cell>
          <table:table-cell table:style-name="Table1.A1" office:value-type="string">
            <text:p text:style-name="P10">20p4328</text:p>
          </table:table-cell>
        </table:table-row>
        <table:table-row>
          <table:table-cell table:style-name="Table1.A1" office:value-type="string">
            <text:p text:style-name="P11">Ali Amer Ibrahim Mahmoud</text:p>
          </table:table-cell>
          <table:table-cell table:style-name="Table1.A1" office:value-type="string">
            <text:p text:style-name="P11">1900881</text:p>
          </table:table-cell>
        </table:table-row>
      </table:table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4" text:outline-level="1"><text:bookmark-start text:name="__RefHeading___Toc1_2328884657"/><text:soft-page-break/>Project Report<text:bookmark-end text:name="__RefHeading___Toc1_2328884657"/></text:h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_2328884657" text:style-name="Index_20_Link" text:visited-style-name="Index_20_Link">Project Report<text:tab/>2</text:a></text:p>
          <text:p text:style-name="P2"><text:a xlink:type="simple" xlink:href="#__RefHeading___Toc3_2328884657" text:style-name="Index_20_Link" text:visited-style-name="Index_20_Link">Overview<text:tab/>2</text:a></text:p>
          <text:p text:style-name="P2"><text:a xlink:type="simple" xlink:href="#__RefHeading___Toc5_2328884657" text:style-name="Index_20_Link" text:visited-style-name="Index_20_Link">Repository Details<text:tab/>2</text:a></text:p>
          <text:p text:style-name="P2"><text:a xlink:type="simple" xlink:href="#__RefHeading___Toc7_2328884657" text:style-name="Index_20_Link" text:visited-style-name="Index_20_Link">Instructions for Replication<text:tab/>3</text:a></text:p>
          <text:p text:style-name="P2"><text:a xlink:type="simple" xlink:href="#__RefHeading___Toc9_2328884657" text:style-name="Index_20_Link" text:visited-style-name="Index_20_Link">Key Metrics<text:tab/>3</text:a></text:p>
          <text:p text:style-name="P3"><text:a xlink:type="simple" xlink:href="#__RefHeading___Toc11_2328884657" text:style-name="Index_20_Link" text:visited-style-name="Index_20_Link">Scraper Performance<text:tab/>3</text:a></text:p>
          <text:p text:style-name="P3"><text:a xlink:type="simple" xlink:href="#__RefHeading___Toc13_2328884657" text:style-name="Index_20_Link" text:visited-style-name="Index_20_Link">Video Summarizer Performance<text:tab/>3</text:a></text:p>
          <text:p text:style-name="P2"><text:a xlink:type="simple" xlink:href="#__RefHeading___Toc15_2328884657" text:style-name="Index_20_Link" text:visited-style-name="Index_20_Link">Results and Discussion<text:tab/>4</text:a></text:p>
          <text:p text:style-name="P3"><text:a xlink:type="simple" xlink:href="#__RefHeading___Toc17_2328884657" text:style-name="Index_20_Link" text:visited-style-name="Index_20_Link">Achievements<text:tab/>4</text:a></text:p>
          <text:p text:style-name="P3"><text:a xlink:type="simple" xlink:href="#__RefHeading___Toc19_2328884657" text:style-name="Index_20_Link" text:visited-style-name="Index_20_Link">Challenges<text:tab/>4</text:a></text:p>
          <text:p text:style-name="P2"><text:a xlink:type="simple" xlink:href="#__RefHeading___Toc21_2328884657" text:style-name="Index_20_Link" text:visited-style-name="Index_20_Link">Repository Link<text:tab/>4</text:a></text:p>
          <text:p text:style-name="P2"><text:a xlink:type="simple" xlink:href="#__RefHeading___Toc23_2328884657" text:style-name="Index_20_Link" text:visited-style-name="Index_20_Link">Conclusion<text:tab/>4</text:a></text:p>
        </text:index-body>
      </text:table-of-content>
      <text:p text:style-name="P19"/>
      <text:h text:style-name="Heading_20_2" text:outline-level="2"><text:bookmark-start text:name="__RefHeading___Toc3_2328884657"/>Overview<text:bookmark-end text:name="__RefHeading___Toc3_2328884657"/></text:h>
      <text:p text:style-name="Text_20_body">This report documents the development of two Python applications and their associated performance evaluation scripts:</text:p>
      <text:list text:style-name="L1">
        <text:list-item>
          <text:p text:style-name="P12"><text:span text:style-name="Strong_20_Emphasis">Scraper Application</text:span></text:p>
          <text:list>
            <text:list-item>
              <text:p text:style-name="P12">Automates the extraction of movie data from IMDb.</text:p>
            </text:list-item>
            <text:list-item>
              <text:p text:style-name="P12">Stores the data in a MySQL database.</text:p>
            </text:list-item>
          </text:list>
        </text:list-item>
        <text:list-item>
          <text:p text:style-name="P12"><text:span text:style-name="Strong_20_Emphasis">Video Summarizer Application</text:span></text:p>
          <text:list>
            <text:list-item>
              <text:p text:style-name="P12">Analyzes movie trailers to detect engaging scenes.</text:p>
            </text:list-item>
            <text:list-item>
              <text:p text:style-name="P12">Generates summary videos with captions based on detected scenes.</text:p>
            </text:list-item>
          </text:list>
        </text:list-item>
      </text:list>
      <text:h text:style-name="Heading_20_2" text:outline-level="2"><text:bookmark-start text:name="__RefHeading___Toc5_2328884657"/>Repository Details<text:bookmark-end text:name="__RefHeading___Toc5_2328884657"/></text:h>
      <text:p text:style-name="Text_20_body">A GitHub repository hosts all related code, scripts, and instructions. The repository structure includes:</text:p>
      <text:list text:style-name="L2">
        <text:list-item>
          <text:p text:style-name="P13"><text:span text:style-name="Strong_20_Emphasis">Scripts</text:span>:</text:p>
          <text:list>
            <text:list-item>
              <text:p text:style-name="P13"><text:span text:style-name="Source_20_Text">Scraper.py</text:span>: Scrapes movie data and populates the database.</text:p>
            </text:list-item>
            <text:list-item>
              <text:p text:style-name="P13"><text:span text:style-name="Source_20_Text">video_summarizer.py</text:span>: Summarizes trailers by detecting key scenes and adding captions.</text:p>
            </text:list-item>
            <text:list-item>
              <text:p text:style-name="P13"><text:span text:style-name="Source_20_Text">performance_evaluation.py</text:span>: Evaluates the performance of the scraper.</text:p>
            </text:list-item>
            <text:list-item>
              <text:p text:style-name="P13"><text:span text:style-name="Source_20_Text">video_summarizer_evaluation.py</text:span>: Evaluates the performance of the video summarizer.</text:p>
            </text:list-item>
          </text:list>
        </text:list-item>
        <text:list-item>
          <text:p text:style-name="P13"><text:soft-page-break/><text:span text:style-name="Strong_20_Emphasis">Documentation</text:span>:</text:p>
          <text:list>
            <text:list-item>
              <text:p text:style-name="P13"><text:span text:style-name="Source_20_Text">README.md</text:span>: Provides setup instructions and details for replicating the work.</text:p>
            </text:list-item>
          </text:list>
        </text:list-item>
        <text:list-item>
          <text:p text:style-name="P13"><text:span text:style-name="Strong_20_Emphasis">Dependencies</text:span>:</text:p>
          <text:list>
            <text:list-item>
              <text:p text:style-name="P13"><text:span text:style-name="Source_20_Text">requirements.txt</text:span>: Lists required Python packages.</text:p>
            </text:list-item>
          </text:list>
        </text:list-item>
      </text:list>
      <text:h text:style-name="Heading_20_2" text:outline-level="2"><text:bookmark-start text:name="__RefHeading___Toc7_2328884657"/>Instructions for Replication<text:bookmark-end text:name="__RefHeading___Toc7_2328884657"/></text:h>
      <text:list text:style-name="L3">
        <text:list-item>
          <text:p text:style-name="P14"><text:span text:style-name="Strong_20_Emphasis">Clone the Repository</text:span>:</text:p>
          <text:p text:style-name="P5"><text:span text:style-name="Source_20_Text">git clone &lt;repository_url&gt;</text:span></text:p>
          <text:p text:style-name="P6"><text:span text:style-name="Source_20_Text">cd &lt;repository_directory&gt;</text:span></text:p>
        </text:list-item>
        <text:list-item>
          <text:p text:style-name="P14"><text:span text:style-name="Strong_20_Emphasis">Install Dependencies</text:span>:</text:p>
          <text:p text:style-name="P6"><text:span text:style-name="Source_20_Text">pip install -r requirements.txt</text:span></text:p>
        </text:list-item>
        <text:list-item>
          <text:p text:style-name="P14"><text:span text:style-name="Strong_20_Emphasis">Set Up Database</text:span>:</text:p>
          <text:list>
            <text:list-item>
              <text:p text:style-name="P14">Create a MySQL database.</text:p>
            </text:list-item>
            <text:list-item>
              <text:p text:style-name="P14">Update database credentials in <text:span text:style-name="Source_20_Text">Scraper.py</text:span> and <text:span text:style-name="Source_20_Text">video_summarizer.py</text:span>.</text:p>
            </text:list-item>
            <text:list-item>
              <text:p text:style-name="P14">Initialize the <text:span text:style-name="Source_20_Text">movies</text:span> table using the schema in <text:span text:style-name="Source_20_Text">Scraper.py</text:span>.</text:p>
            </text:list-item>
          </text:list>
        </text:list-item>
        <text:list-item>
          <text:p text:style-name="P14"><text:span text:style-name="Strong_20_Emphasis">Run Applications</text:span>:</text:p>
          <text:list>
            <text:list-item>
              <text:p text:style-name="P14">Execute <text:span text:style-name="Source_20_Text">Scraper.py</text:span> to populate the database.</text:p>
            </text:list-item>
            <text:list-item>
              <text:p text:style-name="P14">Run <text:span text:style-name="Source_20_Text">video_summarizer.py</text:span> to generate trailer summaries.</text:p>
            </text:list-item>
          </text:list>
        </text:list-item>
        <text:list-item>
          <text:p text:style-name="P14"><text:span text:style-name="Strong_20_Emphasis">Evaluate Performance</text:span>:</text:p>
          <text:list>
            <text:list-item>
              <text:p text:style-name="P14">Execute <text:span text:style-name="Source_20_Text">performance_evaluation.py</text:span> and <text:span text:style-name="Source_20_Text">video_summarizer_evaluation.py</text:span> to log performance metrics.</text:p>
            </text:list-item>
          </text:list>
        </text:list-item>
      </text:list>
      <text:h text:style-name="Heading_20_2" text:outline-level="2"><text:bookmark-start text:name="__RefHeading___Toc9_2328884657"/>Key Metrics<text:bookmark-end text:name="__RefHeading___Toc9_2328884657"/></text:h>
      <text:h text:style-name="Heading_20_3" text:outline-level="3"><text:bookmark-start text:name="__RefHeading___Toc11_2328884657"/>Scraper Performance<text:bookmark-end text:name="__RefHeading___Toc11_2328884657"/></text:h>
      <text:list text:style-name="L4">
        <text:list-item>
          <text:p text:style-name="P15">Execution time for various scraping tasks.</text:p>
        </text:list-item>
        <text:list-item>
          <text:p text:style-name="P15">Memory and CPU usage during data extraction.</text:p>
        </text:list-item>
      </text:list>
      <text:p text:style-name="Text_20_body"/>
      <text:h text:style-name="Heading_20_3" text:outline-level="3"><text:bookmark-start text:name="__RefHeading___Toc13_2328884657"/>Video Summarizer Performance<text:bookmark-end text:name="__RefHeading___Toc13_2328884657"/></text:h>
      <text:list text:style-name="L5">
        <text:list-item>
          <text:p text:style-name="P16">Time taken to detect scenes and generate summaries.</text:p>
        </text:list-item>
        <text:list-item>
          <text:p text:style-name="P16">Resource usage during video processing.</text:p>
        </text:list-item>
      </text:list>
      <text:p text:style-name="Text_20_body"/>
      <text:h text:style-name="Heading_20_2" text:outline-level="2"><text:bookmark-start text:name="__RefHeading___Toc15_2328884657"/><text:soft-page-break/>Results and Discussion<text:bookmark-end text:name="__RefHeading___Toc15_2328884657"/></text:h>
      <text:h text:style-name="Heading_20_3" text:outline-level="3"><text:bookmark-start text:name="__RefHeading___Toc17_2328884657"/>Achievements<text:bookmark-end text:name="__RefHeading___Toc17_2328884657"/></text:h>
      <text:list text:style-name="L6">
        <text:list-item>
          <text:p text:style-name="P17">Efficiently scraped and stored movie data, including titles, release dates, ratings, and trailers.</text:p>
        </text:list-item>
        <text:list-item>
          <text:p text:style-name="P17">Generated concise and engaging video summaries with captions.</text:p>
        </text:list-item>
      </text:list>
      <text:h text:style-name="Heading_20_3" text:outline-level="3"><text:bookmark-start text:name="__RefHeading___Toc19_2328884657"/>Challenges<text:bookmark-end text:name="__RefHeading___Toc19_2328884657"/></text:h>
      <text:list text:style-name="L7">
        <text:list-item>
          <text:p text:style-name="P18">Optimizing resource usage for large-scale video processing.</text:p>
        </text:list-item>
        <text:list-item>
          <text:p text:style-name="P18">Handling diverse video formats and metadata extraction.</text:p>
        </text:list-item>
      </text:list>
      <text:h text:style-name="Heading_20_2" text:outline-level="2"><text:bookmark-start text:name="__RefHeading___Toc21_2328884657"/>Repository Link<text:bookmark-end text:name="__RefHeading___Toc21_2328884657"/></text:h>
      <text:p text:style-name="Text_20_body">Access the GitHub repository here: https://github.com/aliamer0/SPE</text:p>
      <text:h text:style-name="Heading_20_2" text:outline-level="2"><text:bookmark-start text:name="__RefHeading___Toc23_2328884657"/>Conclusion<text:bookmark-end text:name="__RefHeading___Toc23_2328884657"/></text:h>
      <text:p text:style-name="Text_20_body">This project demonstrates the integration of web scraping and video summarization using Python. Future improvements could include advanced error handling and support for additional data sources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Arabic UI1" style:font-family-complex="'Noto Sans Arabic U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Arabic UI1" style:font-family-complex="'Noto Sans Arabic U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 UI1" style:font-family-complex="'Noto Sans Arabic U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3:33:08.693872265</meta:creation-date>
    <dc:date>2025-01-02T23:51:44.655655499</dc:date>
    <meta:editing-duration>PT2M17S</meta:editing-duration>
    <meta:editing-cycles>1</meta:editing-cycles>
    <meta:document-statistic meta:table-count="1" meta:image-count="0" meta:object-count="0" meta:page-count="4" meta:paragraph-count="73" meta:word-count="381" meta:character-count="2755" meta:non-whitespace-character-count="2448"/>
    <meta:generator>LibreOffice/24.2.7.2$Linux_X86_64 LibreOffice_project/420$Build-2</meta:generator>
  </office:meta>
</office:document-meta>
</file>